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832" calcext:value-type="float">
            <text:p>32.27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6984" calcext:value-type="float">
            <text:p>32.25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7568" calcext:value-type="float">
            <text:p>32.357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928" calcext:value-type="float">
            <text:p>32.33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1744" calcext:value-type="float">
            <text:p>32.24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7088" calcext:value-type="float">
            <text:p>32.327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4624" calcext:value-type="float">
            <text:p>32.42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548" calcext:value-type="float">
            <text:p>32.415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2912" calcext:value-type="float">
            <text:p>32.44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072" calcext:value-type="float">
            <text:p>32.43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9864" calcext:value-type="float">
            <text:p>32.43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44" calcext:value-type="float">
            <text:p>32.476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9968" calcext:value-type="float">
            <text:p>32.509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7192" calcext:value-type="float">
            <text:p>32.397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5856" calcext:value-type="float">
            <text:p>32.37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0616" calcext:value-type="float">
            <text:p>32.360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8528" calcext:value-type="float">
            <text:p>32.41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9488" calcext:value-type="float">
            <text:p>32.479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7296" calcext:value-type="float">
            <text:p>32.46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6816" calcext:value-type="float">
            <text:p>32.43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55104" calcext:value-type="float">
            <text:p>32.455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4144" calcext:value-type="float">
            <text:p>32.394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3184" calcext:value-type="float">
            <text:p>32.33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5272" calcext:value-type="float">
            <text:p>32.275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4312" calcext:value-type="float">
            <text:p>32.214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8968" calcext:value-type="float">
            <text:p>32.128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6296" calcext:value-type="float">
            <text:p>32.08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4104" calcext:value-type="float">
            <text:p>32.07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6944" calcext:value-type="float">
            <text:p>31.93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9616" calcext:value-type="float">
            <text:p>31.97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0952" calcext:value-type="float">
            <text:p>32.00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4376" calcext:value-type="float">
            <text:p>31.96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448" calcext:value-type="float">
            <text:p>32.03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3896" calcext:value-type="float">
            <text:p>31.93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5296" calcext:value-type="float">
            <text:p>31.70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3416" calcext:value-type="float">
            <text:p>31.90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4168" calcext:value-type="float">
            <text:p>31.82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78" calcext:value-type="float">
            <text:p>31.92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2768" calcext:value-type="float">
            <text:p>32.05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1328" calcext:value-type="float">
            <text:p>31.96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5712" calcext:value-type="float">
            <text:p>31.98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5608" calcext:value-type="float">
            <text:p>31.91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5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5544" calcext:value-type="float">
            <text:p>32.16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2392" calcext:value-type="float">
            <text:p>32.09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7048" calcext:value-type="float">
            <text:p>32.00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336" calcext:value-type="float">
            <text:p>32.02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1536" calcext:value-type="float">
            <text:p>32.10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0304" calcext:value-type="float">
            <text:p>32.15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116" calcext:value-type="float">
            <text:p>32.14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3624" calcext:value-type="float">
            <text:p>32.043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3936" calcext:value-type="float">
            <text:p>32.25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688" calcext:value-type="float">
            <text:p>32.18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0576" calcext:value-type="float">
            <text:p>32.04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2872" calcext:value-type="float">
            <text:p>32.12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1848" calcext:value-type="float">
            <text:p>32.311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88" calcext:value-type="float">
            <text:p>32.3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5648" calcext:value-type="float">
            <text:p>32.235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5" calcext:value-type="float">
            <text:p>32.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9176" calcext:value-type="float">
            <text:p>32.26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4896" calcext:value-type="float">
            <text:p>32.31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05752" calcext:value-type="float">
            <text:p>32.30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0992" calcext:value-type="float">
            <text:p>32.32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404" calcext:value-type="float">
            <text:p>32.324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096" calcext:value-type="float">
            <text:p>32.39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452" calcext:value-type="float">
            <text:p>32.354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0136" calcext:value-type="float">
            <text:p>32.330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6232" calcext:value-type="float">
            <text:p>32.33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976" calcext:value-type="float">
            <text:p>32.36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024" calcext:value-type="float">
            <text:p>32.40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1472" calcext:value-type="float">
            <text:p>32.351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3664" calcext:value-type="float">
            <text:p>32.36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12432" calcext:value-type="float">
            <text:p>32.412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21576" calcext:value-type="float">
            <text:p>32.42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3288" calcext:value-type="float">
            <text:p>32.40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33768" calcext:value-type="float">
            <text:p>32.433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6712" calcext:value-type="float">
            <text:p>32.366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1952" calcext:value-type="float">
            <text:p>32.381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88048" calcext:value-type="float">
            <text:p>32.388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2328" calcext:value-type="float">
            <text:p>32.342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512" calcext:value-type="float">
            <text:p>32.290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2224" calcext:value-type="float">
            <text:p>32.272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26" calcext:value-type="float">
            <text:p>32.23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6504" calcext:value-type="float">
            <text:p>32.226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3456" calcext:value-type="float">
            <text:p>32.22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9448" calcext:value-type="float">
            <text:p>32.15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3352" calcext:value-type="float">
            <text:p>32.15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212" calcext:value-type="float">
            <text:p>32.20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928" calcext:value-type="float">
            <text:p>32.189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7152" calcext:value-type="float">
            <text:p>32.07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8384" calcext:value-type="float">
            <text:p>32.02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4584" calcext:value-type="float">
            <text:p>32.104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5024" calcext:value-type="float">
            <text:p>31.81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9784" calcext:value-type="float">
            <text:p>31.79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636" calcext:value-type="float">
            <text:p>31.83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4.402288" calcext:value-type="float">
            <text:p>24.40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08" calcext:value-type="float">
            <text:p>31.501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5944" calcext:value-type="float">
            <text:p>31.55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9576" calcext:value-type="float">
            <text:p>31.65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1664" calcext:value-type="float">
            <text:p>31.60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0328" calcext:value-type="float">
            <text:p>31.58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872" calcext:value-type="float">
            <text:p>31.66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2248" calcext:value-type="float">
            <text:p>31.70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1288" calcext:value-type="float">
            <text:p>31.64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6904" calcext:value-type="float">
            <text:p>31.61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4816" calcext:value-type="float">
            <text:p>31.67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2624" calcext:value-type="float">
            <text:p>31.66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1768" calcext:value-type="float">
            <text:p>31.67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2352" calcext:value-type="float">
            <text:p>31.77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312" calcext:value-type="float">
            <text:p>31.83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6736" calcext:value-type="float">
            <text:p>31.79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064" calcext:value-type="float">
            <text:p>31.79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4544" calcext:value-type="float">
            <text:p>31.78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492" calcext:value-type="float">
            <text:p>31.74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4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2728" calcext:value-type="float">
            <text:p>31.73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264" calcext:value-type="float">
            <text:p>31.830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2936" calcext:value-type="float">
            <text:p>31.87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352" calcext:value-type="float">
            <text:p>31.97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4272" calcext:value-type="float">
            <text:p>31.894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8656" calcext:value-type="float">
            <text:p>31.91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7592" calcext:value-type="float">
            <text:p>31.78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6088" calcext:value-type="float">
            <text:p>31.94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2456" calcext:value-type="float">
            <text:p>31.84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2832" calcext:value-type="float">
            <text:p>31.802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732" calcext:value-type="float">
            <text:p>31.89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4648" calcext:value-type="float">
            <text:p>31.854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208" calcext:value-type="float">
            <text:p>31.88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67424" calcext:value-type="float">
            <text:p>31.96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1704" calcext:value-type="float">
            <text:p>31.92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1432" calcext:value-type="float">
            <text:p>32.03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6568" calcext:value-type="float">
            <text:p>31.97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0368" calcext:value-type="float">
            <text:p>31.90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3728" calcext:value-type="float">
            <text:p>32.113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7904" calcext:value-type="float">
            <text:p>31.99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0096" calcext:value-type="float">
            <text:p>32.01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1808" calcext:value-type="float">
            <text:p>31.99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828" calcext:value-type="float">
            <text:p>31.95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55816" calcext:value-type="float">
            <text:p>32.055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94856" calcext:value-type="float">
            <text:p>31.99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9136" calcext:value-type="float">
            <text:p>31.94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1912" calcext:value-type="float">
            <text:p>32.06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5232" calcext:value-type="float">
            <text:p>31.955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70472" calcext:value-type="float">
            <text:p>31.97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2288" calcext:value-type="float">
            <text:p>32.022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496" calcext:value-type="float">
            <text:p>32.16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7256" calcext:value-type="float">
            <text:p>32.14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2016" calcext:value-type="float">
            <text:p>32.13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8488" calcext:value-type="float">
            <text:p>32.098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7736" calcext:value-type="float">
            <text:p>32.17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4688" calcext:value-type="float">
            <text:p>32.17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8592" calcext:value-type="float">
            <text:p>32.16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4208" calcext:value-type="float">
            <text:p>32.144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8216" calcext:value-type="float">
            <text:p>32.20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38696" calcext:value-type="float">
            <text:p>32.23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4792" calcext:value-type="float">
            <text:p>32.24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1368" calcext:value-type="float">
            <text:p>32.28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356" calcext:value-type="float">
            <text:p>32.293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6608" calcext:value-type="float">
            <text:p>32.296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7944" calcext:value-type="float">
            <text:p>32.317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1264" calcext:value-type="float">
            <text:p>32.21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9824" calcext:value-type="float">
            <text:p>32.11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7164" calcext:value-type="float">
            <text:p>32.17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3832" calcext:value-type="float">
            <text:p>32.18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0784" calcext:value-type="float">
            <text:p>32.18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5168" calcext:value-type="float">
            <text:p>32.20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0408" calcext:value-type="float">
            <text:p>32.22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308" calcext:value-type="float">
            <text:p>32.26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7464" calcext:value-type="float">
            <text:p>32.287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0888" calcext:value-type="float">
            <text:p>32.25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9072" calcext:value-type="float">
            <text:p>32.199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2976" calcext:value-type="float">
            <text:p>32.19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564" calcext:value-type="float">
            <text:p>32.15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972" calcext:value-type="float">
            <text:p>32.049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924" calcext:value-type="float">
            <text:p>32.01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752" calcext:value-type="float">
            <text:p>31.92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6464" calcext:value-type="float">
            <text:p>31.906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0744" calcext:value-type="float">
            <text:p>31.86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7696" calcext:value-type="float">
            <text:p>31.85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5984" calcext:value-type="float">
            <text:p>31.87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8176" calcext:value-type="float">
            <text:p>31.88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5128" calcext:value-type="float">
            <text:p>31.885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304" calcext:value-type="float">
            <text:p>31.94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876" calcext:value-type="float">
            <text:p>31.98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3144" calcext:value-type="float">
            <text:p>32.01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9992" calcext:value-type="float">
            <text:p>31.93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8928" calcext:value-type="float">
            <text:p>31.80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1016" calcext:value-type="float">
            <text:p>31.75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7488" calcext:value-type="float">
            <text:p>31.71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396" calcext:value-type="float">
            <text:p>31.68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47968" calcext:value-type="float">
            <text:p>31.74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4064" calcext:value-type="float">
            <text:p>31.75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5776" calcext:value-type="float">
            <text:p>31.73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3584" calcext:value-type="float">
            <text:p>31.72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6632" calcext:value-type="float">
            <text:p>31.72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38824" calcext:value-type="float">
            <text:p>31.73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9304" calcext:value-type="float">
            <text:p>31.76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8072" calcext:value-type="float">
            <text:p>31.81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9408" calcext:value-type="float">
            <text:p>31.839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684" calcext:value-type="float">
            <text:p>31.86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8552" calcext:value-type="float">
            <text:p>31.848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968" calcext:value-type="float">
            <text:p>31.72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0432" calcext:value-type="float">
            <text:p>31.65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9952" calcext:value-type="float">
            <text:p>31.61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3752" calcext:value-type="float">
            <text:p>31.54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2896" calcext:value-type="float">
            <text:p>31.55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6008" calcext:value-type="float">
            <text:p>31.306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152" calcext:value-type="float">
            <text:p>31.315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9056" calcext:value-type="float">
            <text:p>31.309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9392" calcext:value-type="float">
            <text:p>30.94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244" calcext:value-type="float">
            <text:p>30.952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9976" calcext:value-type="float">
            <text:p>31.049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628" calcext:value-type="float">
            <text:p>31.19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5968" calcext:value-type="float">
            <text:p>30.985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928" calcext:value-type="float">
            <text:p>31.04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1208" calcext:value-type="float">
            <text:p>31.001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9016" calcext:value-type="float">
            <text:p>30.989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7032" calcext:value-type="float">
            <text:p>31.117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1896" calcext:value-type="float">
            <text:p>31.171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0832" calcext:value-type="float">
            <text:p>31.040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3504" calcext:value-type="float">
            <text:p>31.083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152" calcext:value-type="float">
            <text:p>31.21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2752" calcext:value-type="float">
            <text:p>31.162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6552" calcext:value-type="float">
            <text:p>31.086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248" calcext:value-type="float">
            <text:p>31.27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8472" calcext:value-type="float">
            <text:p>31.20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008" calcext:value-type="float">
            <text:p>31.12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3608" calcext:value-type="float">
            <text:p>31.153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2376" calcext:value-type="float">
            <text:p>31.20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3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5048" calcext:value-type="float">
            <text:p>31.245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3816" calcext:value-type="float">
            <text:p>31.293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8744" calcext:value-type="float">
            <text:p>31.098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6176" calcext:value-type="float">
            <text:p>31.12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9808" calcext:value-type="float">
            <text:p>31.229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0392" calcext:value-type="float">
            <text:p>31.330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0296" calcext:value-type="float">
            <text:p>31.30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3712" calcext:value-type="float">
            <text:p>31.223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2104" calcext:value-type="float">
            <text:p>31.312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7344" calcext:value-type="float">
            <text:p>31.327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8576" calcext:value-type="float">
            <text:p>31.278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772" calcext:value-type="float">
            <text:p>31.287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6864" calcext:value-type="float">
            <text:p>31.296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99912" calcext:value-type="float">
            <text:p>31.299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6488" calcext:value-type="float">
            <text:p>31.336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964" calcext:value-type="float">
            <text:p>31.409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8784" calcext:value-type="float">
            <text:p>31.418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7928" calcext:value-type="float">
            <text:p>31.42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1728" calcext:value-type="float">
            <text:p>31.351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344" calcext:value-type="float">
            <text:p>31.33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5736" calcext:value-type="float">
            <text:p>31.41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44" calcext:value-type="float">
            <text:p>31.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3544" calcext:value-type="float">
            <text:p>31.403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0224" calcext:value-type="float">
            <text:p>31.51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512" calcext:value-type="float">
            <text:p>31.52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06" calcext:value-type="float">
            <text:p>31.470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2584" calcext:value-type="float">
            <text:p>31.34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8408" calcext:value-type="float">
            <text:p>31.45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8136" calcext:value-type="float">
            <text:p>31.56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1184" calcext:value-type="float">
            <text:p>31.57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6216" calcext:value-type="float">
            <text:p>31.446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584" calcext:value-type="float">
            <text:p>31.48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536" calcext:value-type="float">
            <text:p>31.45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1936" calcext:value-type="float">
            <text:p>31.49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6424" calcext:value-type="float">
            <text:p>31.58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5348" calcext:value-type="float">
            <text:p>31.65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9096" calcext:value-type="float">
            <text:p>31.62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9472" calcext:value-type="float">
            <text:p>31.58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4232" calcext:value-type="float">
            <text:p>31.574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20536" calcext:value-type="float">
            <text:p>31.72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7008" calcext:value-type="float">
            <text:p>31.687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2144" calcext:value-type="float">
            <text:p>31.63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5192" calcext:value-type="float">
            <text:p>31.63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7384" calcext:value-type="float">
            <text:p>31.64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65672" calcext:value-type="float">
            <text:p>31.66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44336" calcext:value-type="float">
            <text:p>31.64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77864" calcext:value-type="float">
            <text:p>31.67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92" calcext:value-type="float">
            <text:p>31.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6256" calcext:value-type="float">
            <text:p>31.76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7112" calcext:value-type="float">
            <text:p>31.75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7216" calcext:value-type="float">
            <text:p>31.82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1496" calcext:value-type="float">
            <text:p>31.78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54" calcext:value-type="float">
            <text:p>31.77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112" calcext:value-type="float">
            <text:p>31.82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504" calcext:value-type="float">
            <text:p>31.84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78448" calcext:value-type="float">
            <text:p>31.77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3104" calcext:value-type="float">
            <text:p>31.69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1392" calcext:value-type="float">
            <text:p>31.71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016" calcext:value-type="float">
            <text:p>31.7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63208" calcext:value-type="float">
            <text:p>31.76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1444" calcext:value-type="float">
            <text:p>31.71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80912" calcext:value-type="float">
            <text:p>31.68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0056" calcext:value-type="float">
            <text:p>31.69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08344" calcext:value-type="float">
            <text:p>31.70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96152" calcext:value-type="float">
            <text:p>31.69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824" calcext:value-type="float">
            <text:p>31.6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10808" calcext:value-type="float">
            <text:p>31.61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23" calcext:value-type="float">
            <text:p>31.6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4608" calcext:value-type="float">
            <text:p>31.534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7656" calcext:value-type="float">
            <text:p>31.537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9368" calcext:value-type="float">
            <text:p>31.519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3272" calcext:value-type="float">
            <text:p>31.513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21832" calcext:value-type="float">
            <text:p>31.421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304" calcext:value-type="float">
            <text:p>31.38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5256" calcext:value-type="float">
            <text:p>31.385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2208" calcext:value-type="float">
            <text:p>31.382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4672" calcext:value-type="float">
            <text:p>31.284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7992" calcext:value-type="float">
            <text:p>31.177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7136" calcext:value-type="float">
            <text:p>31.187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5904" calcext:value-type="float">
            <text:p>31.235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2856" calcext:value-type="float">
            <text:p>31.232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1416" calcext:value-type="float">
            <text:p>31.141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6656" calcext:value-type="float">
            <text:p>31.156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0936" calcext:value-type="float">
            <text:p>31.110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484" calcext:value-type="float">
            <text:p>31.10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0456" calcext:value-type="float">
            <text:p>31.080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3672" calcext:value-type="float">
            <text:p>30.90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9148" calcext:value-type="float">
            <text:p>30.89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3944" calcext:value-type="float">
            <text:p>30.793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9184" calcext:value-type="float">
            <text:p>30.809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7368" calcext:value-type="float">
            <text:p>30.757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9352" calcext:value-type="float">
            <text:p>30.62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6848" calcext:value-type="float">
            <text:p>30.406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038" calcext:value-type="float">
            <text:p>30.40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6472" calcext:value-type="float">
            <text:p>30.446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5512" calcext:value-type="float">
            <text:p>30.385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9312" calcext:value-type="float">
            <text:p>30.30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1232" calcext:value-type="float">
            <text:p>30.431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904" calcext:value-type="float">
            <text:p>30.41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048" calcext:value-type="float">
            <text:p>30.51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1128" calcext:value-type="float">
            <text:p>30.361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9144" calcext:value-type="float">
            <text:p>30.48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9248" calcext:value-type="float">
            <text:p>30.559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8392" calcext:value-type="float">
            <text:p>30.568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1336" calcext:value-type="float">
            <text:p>30.501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096" calcext:value-type="float">
            <text:p>30.54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3904" calcext:value-type="float">
            <text:p>30.473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37328" calcext:value-type="float">
            <text:p>30.437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2296" calcext:value-type="float">
            <text:p>30.562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144" calcext:value-type="float">
            <text:p>30.57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6304" calcext:value-type="float">
            <text:p>30.62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4216" calcext:value-type="float">
            <text:p>30.68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0208" calcext:value-type="float">
            <text:p>30.62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0416" calcext:value-type="float">
            <text:p>30.760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6616" calcext:value-type="float">
            <text:p>30.836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4968" calcext:value-type="float">
            <text:p>30.60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8976" calcext:value-type="float">
            <text:p>30.66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23256" calcext:value-type="float">
            <text:p>30.62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3464" calcext:value-type="float">
            <text:p>30.763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8224" calcext:value-type="float">
            <text:p>30.74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1168" calcext:value-type="float">
            <text:p>30.68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4696" calcext:value-type="float">
            <text:p>30.714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0896" calcext:value-type="float">
            <text:p>30.79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812" calcext:value-type="float">
            <text:p>30.67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1648" calcext:value-type="float">
            <text:p>30.71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0792" calcext:value-type="float">
            <text:p>30.720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336" calcext:value-type="float">
            <text:p>30.69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5656" calcext:value-type="float">
            <text:p>30.775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3052" calcext:value-type="float">
            <text:p>30.83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4152" calcext:value-type="float">
            <text:p>30.934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2128" calcext:value-type="float">
            <text:p>30.742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1752" calcext:value-type="float">
            <text:p>30.78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2232" calcext:value-type="float">
            <text:p>30.812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5864" calcext:value-type="float">
            <text:p>30.915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18328" calcext:value-type="float">
            <text:p>30.818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96992" calcext:value-type="float">
            <text:p>30.796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624" calcext:value-type="float">
            <text:p>30.87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2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4632" calcext:value-type="float">
            <text:p>30.964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8808" calcext:value-type="float">
            <text:p>30.848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7952" calcext:value-type="float">
            <text:p>30.857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4048" calcext:value-type="float">
            <text:p>30.864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9288" calcext:value-type="float">
            <text:p>30.87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7848" calcext:value-type="float">
            <text:p>30.78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2336" calcext:value-type="float">
            <text:p>30.882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34" calcext:value-type="float">
            <text:p>31.013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5488" calcext:value-type="float">
            <text:p>30.955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2712" calcext:value-type="float">
            <text:p>30.842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0624" calcext:value-type="float">
            <text:p>30.900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768" calcext:value-type="float">
            <text:p>30.96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88432" calcext:value-type="float">
            <text:p>30.88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4576" calcext:value-type="float">
            <text:p>30.84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61" calcext:value-type="float">
            <text:p>30.8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8056" calcext:value-type="float">
            <text:p>30.928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72" calcext:value-type="float">
            <text:p>30.9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5112" calcext:value-type="float">
            <text:p>30.995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6344" calcext:value-type="float">
            <text:p>30.946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43296" calcext:value-type="float">
            <text:p>30.943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9872" calcext:value-type="float">
            <text:p>30.979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61584" calcext:value-type="float">
            <text:p>30.961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672" calcext:value-type="float">
            <text:p>30.90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0352" calcext:value-type="float">
            <text:p>31.010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7304" calcext:value-type="float">
            <text:p>31.007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5592" calcext:value-type="float">
            <text:p>31.02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1792" calcext:value-type="float">
            <text:p>31.101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6824" calcext:value-type="float">
            <text:p>30.976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6448" calcext:value-type="float">
            <text:p>31.016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2064" calcext:value-type="float">
            <text:p>30.992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7408" calcext:value-type="float">
            <text:p>31.077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1688" calcext:value-type="float">
            <text:p>31.031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53024" calcext:value-type="float">
            <text:p>31.053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8848" calcext:value-type="float">
            <text:p>31.168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05424" calcext:value-type="float">
            <text:p>31.205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9224" calcext:value-type="float">
            <text:p>31.129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7512" calcext:value-type="float">
            <text:p>31.147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736" calcext:value-type="float">
            <text:p>31.03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8264" calcext:value-type="float">
            <text:p>31.06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056" calcext:value-type="float">
            <text:p>31.15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0184" calcext:value-type="float">
            <text:p>31.190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0664" calcext:value-type="float">
            <text:p>31.220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658" calcext:value-type="float">
            <text:p>31.16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23128" calcext:value-type="float">
            <text:p>31.123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5696" calcext:value-type="float">
            <text:p>31.095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44464" calcext:value-type="float">
            <text:p>31.144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4088" calcext:value-type="float">
            <text:p>31.184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0288" calcext:value-type="float">
            <text:p>31.260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2" calcext:value-type="float">
            <text:p>31.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1144" calcext:value-type="float">
            <text:p>31.251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10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75528" calcext:value-type="float">
            <text:p>31.275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8096" calcext:value-type="float">
            <text:p>31.24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2676" calcext:value-type="float">
            <text:p>31.22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14568" calcext:value-type="float">
            <text:p>31.214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9328" calcext:value-type="float">
            <text:p>31.199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724" calcext:value-type="float">
            <text:p>31.25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54192" calcext:value-type="float">
            <text:p>31.254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81624" calcext:value-type="float">
            <text:p>31.28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6384" calcext:value-type="float">
            <text:p>31.26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4296" calcext:value-type="float">
            <text:p>31.324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4776" calcext:value-type="float">
            <text:p>31.354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39536" calcext:value-type="float">
            <text:p>31.339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66968" calcext:value-type="float">
            <text:p>31.366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5632" calcext:value-type="float">
            <text:p>31.345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57824" calcext:value-type="float">
            <text:p>31.357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4024" calcext:value-type="float">
            <text:p>31.434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6592" calcext:value-type="float">
            <text:p>31.40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2312" calcext:value-type="float">
            <text:p>31.452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76696" calcext:value-type="float">
            <text:p>31.47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2792" calcext:value-type="float">
            <text:p>31.482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9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8032" calcext:value-type="float">
            <text:p>31.49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8888" calcext:value-type="float">
            <text:p>31.488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04712" calcext:value-type="float">
            <text:p>31.60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6204" calcext:value-type="float">
            <text:p>31.56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0704" calcext:value-type="float">
            <text:p>31.54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012" calcext:value-type="float">
            <text:p>31.440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00496" calcext:value-type="float">
            <text:p>31.400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552" calcext:value-type="float">
            <text:p>31.46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1352" calcext:value-type="float">
            <text:p>31.39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0016" calcext:value-type="float">
            <text:p>31.370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21248" calcext:value-type="float">
            <text:p>31.321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3064" calcext:value-type="float">
            <text:p>31.37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9264" calcext:value-type="float">
            <text:p>31.449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3168" calcext:value-type="float">
            <text:p>31.443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4868" calcext:value-type="float">
            <text:p>31.348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38952" calcext:value-type="float">
            <text:p>31.238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74944" calcext:value-type="float">
            <text:p>31.174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3532" calcext:value-type="float">
            <text:p>31.135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3984" calcext:value-type="float">
            <text:p>31.113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92648" calcext:value-type="float">
            <text:p>31.092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5216" calcext:value-type="float">
            <text:p>31.06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388" calcext:value-type="float">
            <text:p>31.043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62168" calcext:value-type="float">
            <text:p>31.06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8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96" calcext:value-type="float">
            <text:p>31.0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7436" calcext:value-type="float">
            <text:p>31.07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2864" calcext:value-type="float">
            <text:p>31.02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0728" calcext:value-type="float">
            <text:p>30.970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09768" calcext:value-type="float">
            <text:p>30.90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51856" calcext:value-type="float">
            <text:p>30.851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24424" calcext:value-type="float">
            <text:p>30.824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0004" calcext:value-type="float">
            <text:p>30.80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9456" calcext:value-type="float">
            <text:p>30.69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9832" calcext:value-type="float">
            <text:p>30.65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3736" calcext:value-type="float">
            <text:p>30.65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4592" calcext:value-type="float">
            <text:p>30.644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716" calcext:value-type="float">
            <text:p>30.61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192" calcext:value-type="float">
            <text:p>30.60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4384" calcext:value-type="float">
            <text:p>30.504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8664" calcext:value-type="float">
            <text:p>30.458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7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5136" calcext:value-type="float">
            <text:p>30.425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21504" calcext:value-type="float">
            <text:p>30.321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236" calcext:value-type="float">
            <text:p>30.312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1296" calcext:value-type="float">
            <text:p>30.181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6912" calcext:value-type="float">
            <text:p>30.156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6056" calcext:value-type="float">
            <text:p>30.166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84344" calcext:value-type="float">
            <text:p>30.184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752" calcext:value-type="float">
            <text:p>30.1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63008" calcext:value-type="float">
            <text:p>30.16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5576" calcext:value-type="float">
            <text:p>30.135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32528" calcext:value-type="float">
            <text:p>30.132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47768" calcext:value-type="float">
            <text:p>30.147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3864" calcext:value-type="float">
            <text:p>30.153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5996" calcext:value-type="float">
            <text:p>30.159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6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9584" calcext:value-type="float">
            <text:p>30.199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616" calcext:value-type="float">
            <text:p>30.23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4448" calcext:value-type="float">
            <text:p>30.25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7496" calcext:value-type="float">
            <text:p>30.257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8728" calcext:value-type="float">
            <text:p>30.208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6536" calcext:value-type="float">
            <text:p>30.196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0568" calcext:value-type="float">
            <text:p>30.20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1024" calcext:value-type="float">
            <text:p>30.291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2736" calcext:value-type="float">
            <text:p>30.272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9208" calcext:value-type="float">
            <text:p>30.239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2092" calcext:value-type="float">
            <text:p>30.220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7872" calcext:value-type="float">
            <text:p>30.217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4824" calcext:value-type="float">
            <text:p>30.214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33112" calcext:value-type="float">
            <text:p>30.233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11776" calcext:value-type="float">
            <text:p>30.211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0272" calcext:value-type="float">
            <text:p>30.370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4928" calcext:value-type="float">
            <text:p>30.284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044" calcext:value-type="float">
            <text:p>30.190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5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5304" calcext:value-type="float">
            <text:p>30.245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4176" calcext:value-type="float">
            <text:p>30.36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5032" calcext:value-type="float">
            <text:p>30.355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0544" calcext:value-type="float">
            <text:p>30.260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193488" calcext:value-type="float">
            <text:p>30.193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48352" calcext:value-type="float">
            <text:p>30.248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664" calcext:value-type="float">
            <text:p>30.26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2464" calcext:value-type="float">
            <text:p>30.382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1984" calcext:value-type="float">
            <text:p>30.351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36744" calcext:value-type="float">
            <text:p>30.336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5616" calcext:value-type="float">
            <text:p>30.455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9416" calcext:value-type="float">
            <text:p>30.37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18456" calcext:value-type="float">
            <text:p>30.318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712" calcext:value-type="float">
            <text:p>30.2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5784" calcext:value-type="float">
            <text:p>30.275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87976" calcext:value-type="float">
            <text:p>30.287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284" calcext:value-type="float">
            <text:p>30.342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1608" calcext:value-type="float">
            <text:p>30.391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4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62" calcext:value-type="float">
            <text:p>30.55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52568" calcext:value-type="float">
            <text:p>30.452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45888" calcext:value-type="float">
            <text:p>30.34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8184" calcext:value-type="float">
            <text:p>30.428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22088" calcext:value-type="float">
            <text:p>30.422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4656" calcext:value-type="float">
            <text:p>30.394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06264" calcext:value-type="float">
            <text:p>30.306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5808" calcext:value-type="float">
            <text:p>30.35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332" calcext:value-type="float">
            <text:p>30.373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3424" calcext:value-type="float">
            <text:p>30.44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1712" calcext:value-type="float">
            <text:p>30.461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2944" calcext:value-type="float">
            <text:p>30.412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76368" calcext:value-type="float">
            <text:p>30.376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97704" calcext:value-type="float">
            <text:p>30.39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524" calcext:value-type="float">
            <text:p>30.495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0584" calcext:value-type="float">
            <text:p>30.58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0104" calcext:value-type="float">
            <text:p>30.550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15992" calcext:value-type="float">
            <text:p>30.415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8856" calcext:value-type="float">
            <text:p>30.38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0856" calcext:value-type="float">
            <text:p>30.470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3528" calcext:value-type="float">
            <text:p>30.513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47056" calcext:value-type="float">
            <text:p>30.547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2672" calcext:value-type="float">
            <text:p>30.522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2192" calcext:value-type="float">
            <text:p>30.49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07432" calcext:value-type="float">
            <text:p>30.507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3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4864" calcext:value-type="float">
            <text:p>30.534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0376" calcext:value-type="float">
            <text:p>30.440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476" calcext:value-type="float">
            <text:p>30.464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9728" calcext:value-type="float">
            <text:p>30.58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6096" calcext:value-type="float">
            <text:p>30.486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76952" calcext:value-type="float">
            <text:p>30.476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4952" calcext:value-type="float">
            <text:p>30.44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67808" calcext:value-type="float">
            <text:p>30.467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1816" calcext:value-type="float">
            <text:p>30.531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4488" calcext:value-type="float">
            <text:p>30.57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37912" calcext:value-type="float">
            <text:p>30.537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8496" calcext:value-type="float">
            <text:p>30.638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1544" calcext:value-type="float">
            <text:p>30.64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8668" calcext:value-type="float">
            <text:p>30.58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19624" calcext:value-type="float">
            <text:p>30.519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498288" calcext:value-type="float">
            <text:p>30.498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2776" calcext:value-type="float">
            <text:p>30.59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2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3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572" calcext:value-type="float">
            <text:p>30.525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2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28768" calcext:value-type="float">
            <text:p>30.528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2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2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2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2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77536" calcext:value-type="float">
            <text:p>30.577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2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98872" calcext:value-type="float">
            <text:p>30.59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2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24" calcext:value-type="float">
            <text:p>30.6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2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87264" calcext:value-type="float">
            <text:p>30.687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2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4764" calcext:value-type="float">
            <text:p>30.64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2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0688" calcext:value-type="float">
            <text:p>30.65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1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45176" calcext:value-type="float">
            <text:p>30.745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1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6408" calcext:value-type="float">
            <text:p>30.696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1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56784" calcext:value-type="float">
            <text:p>30.65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1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72024" calcext:value-type="float">
            <text:p>30.672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1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1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65344" calcext:value-type="float">
            <text:p>30.565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1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553152" calcext:value-type="float">
            <text:p>30.553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1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08016" calcext:value-type="float">
            <text:p>30.60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1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288" calcext:value-type="float">
            <text:p>30.66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10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6888" calcext:value-type="float">
            <text:p>30.726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09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1272" calcext:value-type="float">
            <text:p>30.751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08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2608" calcext:value-type="float">
            <text:p>30.772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07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78704" calcext:value-type="float">
            <text:p>30.778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06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29936" calcext:value-type="float">
            <text:p>30.729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05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04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086" calcext:value-type="float">
            <text:p>30.70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03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65928" calcext:value-type="float">
            <text:p>30.66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02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90312" calcext:value-type="float">
            <text:p>30.690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1-01-0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17744" calcext:value-type="float">
            <text:p>30.717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12-31 18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36032" calcext:value-type="float">
            <text:p>30.736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503064" calcext:value-type="float">
            <text:p>30.9503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3104" calcext:value-type="float">
            <text:p>30.982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345015384615" calcext:value-type="float">
            <text:p>31.034501538461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110448571428" calcext:value-type="float">
            <text:p>31.11104485714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804093793103" calcext:value-type="float">
            <text:p>31.18040937931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68228965517" calcext:value-type="float">
            <text:p>31.046822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612868571429" calcext:value-type="float">
            <text:p>30.761286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80582068965" calcext:value-type="float">
            <text:p>30.78805820689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8710148571429" calcext:value-type="float">
            <text:p>30.87101485714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09089655172" calcext:value-type="float">
            <text:p>30.920908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31457777778" calcext:value-type="float">
            <text:p>30.983145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2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421983448276" calcext:value-type="float">
            <text:p>31.04219834482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442577777778" calcext:value-type="float">
            <text:p>31.244257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4344615385" calcext:value-type="float">
            <text:p>31.318434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7448" calcext:value-type="float">
            <text:p>31.397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485606153846" calcext:value-type="float">
            <text:p>31.448560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06097777778" calcext:value-type="float">
            <text:p>31.520609777777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69786666667" calcext:value-type="float">
            <text:p>31.536978666666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10224615385" calcext:value-type="float">
            <text:p>31.451022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015315555556" calcext:value-type="float">
            <text:p>31.50153155555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0694" calcext:value-type="float">
            <text:p>31.4606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3455" calcext:value-type="float">
            <text:p>31.4534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679874285714" calcext:value-type="float">
            <text:p>31.467987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9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35885714286" calcext:value-type="float">
            <text:p>31.433588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61464" calcext:value-type="float">
            <text:p>31.956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244472" calcext:value-type="float">
            <text:p>31.9244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19614285714" calcext:value-type="float">
            <text:p>32.021961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9544" calcext:value-type="float">
            <text:p>32.09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74954482759" calcext:value-type="float">
            <text:p>32.197495448275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251328" calcext:value-type="float">
            <text:p>32.025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453988965517" calcext:value-type="float">
            <text:p>31.845398896551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85052" calcext:value-type="float">
            <text:p>31.7850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74717241379" calcext:value-type="float">
            <text:p>31.797471724137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34171034483" calcext:value-type="float">
            <text:p>31.833417103448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99822222222" calcext:value-type="float">
            <text:p>31.88998222222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8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48628" calcext:value-type="float">
            <text:p>31.9486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28258064516" calcext:value-type="float">
            <text:p>32.072825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6776" calcext:value-type="float">
            <text:p>32.116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898296774193" calcext:value-type="float">
            <text:p>32.18982967741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07152" calcext:value-type="float">
            <text:p>32.2907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0095483871" calcext:value-type="float">
            <text:p>32.3500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87770322581" calcext:value-type="float">
            <text:p>32.198777032258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91464" calcext:value-type="float">
            <text:p>31.8291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307556129032" calcext:value-type="float">
            <text:p>31.830755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802932413793" calcext:value-type="float">
            <text:p>31.880293241379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26178064516" calcext:value-type="float">
            <text:p>31.932617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6474" calcext:value-type="float">
            <text:p>31.9864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7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29357419355" calcext:value-type="float">
            <text:p>32.042935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67700645161" calcext:value-type="float">
            <text:p>32.216770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0032" calcext:value-type="float">
            <text:p>32.260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56998709677" calcext:value-type="float">
            <text:p>32.355699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29272" calcext:value-type="float">
            <text:p>32.46292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42119483871" calcext:value-type="float">
            <text:p>32.542119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41958709677" calcext:value-type="float">
            <text:p>32.5141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76088" calcext:value-type="float">
            <text:p>32.277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493207741935" calcext:value-type="float">
            <text:p>32.149320774193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46424827586" calcext:value-type="float">
            <text:p>32.20464248275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590487741936" calcext:value-type="float">
            <text:p>32.2590487741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138449655172" calcext:value-type="float">
            <text:p>32.31384496551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84123870968" calcext:value-type="float">
            <text:p>32.37841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984642580645" calcext:value-type="float">
            <text:p>32.498464258064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96352" calcext:value-type="float">
            <text:p>32.5396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129117419355" calcext:value-type="float">
            <text:p>32.612911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9008" calcext:value-type="float">
            <text:p>32.70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984523870968" calcext:value-type="float">
            <text:p>32.6984523870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05695483871" calcext:value-type="float">
            <text:p>32.4805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221096" calcext:value-type="float">
            <text:p>32.3221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61992516129" calcext:value-type="float">
            <text:p>32.361992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0588" calcext:value-type="float">
            <text:p>32.39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057460645161" calcext:value-type="float">
            <text:p>32.405746064516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494434285714" calcext:value-type="float">
            <text:p>32.44944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62144516129" calcext:value-type="float">
            <text:p>32.46621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67695483871" calcext:value-type="float">
            <text:p>32.556769548387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842376" calcext:value-type="float">
            <text:p>32.5842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62141935484" calcext:value-type="float">
            <text:p>32.63621419354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89008" calcext:value-type="float">
            <text:p>32.708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725876129032" calcext:value-type="float">
            <text:p>32.772587612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382849032258" calcext:value-type="float">
            <text:p>32.53828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61352" calcext:value-type="float">
            <text:p>32.4761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41958709677" calcext:value-type="float">
            <text:p>32.51419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1962" calcext:value-type="float">
            <text:p>32.5196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694531612903" calcext:value-type="float">
            <text:p>32.569453161290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6742" calcext:value-type="float">
            <text:p>32.6067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449649032258" calcext:value-type="float">
            <text:p>32.644964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536172903226" calcext:value-type="float">
            <text:p>32.6536172903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79712" calcext:value-type="float">
            <text:p>32.6879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577409032258" calcext:value-type="float">
            <text:p>32.75774090322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41184" calcext:value-type="float">
            <text:p>32.84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8035592258065" calcext:value-type="float">
            <text:p>32.803559225806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086838709677" calcext:value-type="float">
            <text:p>32.608683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704" calcext:value-type="float">
            <text:p>32.1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0448516129" calcext:value-type="float">
            <text:p>32.200448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29552" calcext:value-type="float">
            <text:p>32.22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770418064516" calcext:value-type="float">
            <text:p>32.27704180645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319865714286" calcext:value-type="float">
            <text:p>32.331986571428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551099354839" calcext:value-type="float">
            <text:p>32.355109935483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621027096774" calcext:value-type="float">
            <text:p>32.16210270967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096384" calcext:value-type="float">
            <text:p>32.2096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84416" calcext:value-type="float">
            <text:p>32.28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912992" calcext:value-type="float">
            <text:p>32.3912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818477419355" calcext:value-type="float">
            <text:p>32.481847741935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83248" calcext:value-type="float">
            <text:p>32.08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23856551724" calcext:value-type="float">
            <text:p>31.54238565517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82056774194" calcext:value-type="float">
            <text:p>31.38820567741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87796" calcext:value-type="float">
            <text:p>31.387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146544516129" calcext:value-type="float">
            <text:p>31.4146544516129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545191724138" calcext:value-type="float">
            <text:p>31.454519172413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2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931158709677" calcext:value-type="float">
            <text:p>31.49311587096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954550769231" calcext:value-type="float">
            <text:p>31.3954550769231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809163076923" calcext:value-type="float">
            <text:p>31.480916307692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1372" calcext:value-type="float">
            <text:p>31.5513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799616" calcext:value-type="float">
            <text:p>31.637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503126153846" calcext:value-type="float">
            <text:p>31.750312615384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87464615385" calcext:value-type="float">
            <text:p>31.528746461538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503008" calcext:value-type="float">
            <text:p>31.31503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43377" calcext:value-type="float">
            <text:p>31.4337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76857142857" calcext:value-type="float">
            <text:p>31.5576857142857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411394285714" calcext:value-type="float">
            <text:p>31.541139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14796" calcext:value-type="float">
            <text:p>31.5147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1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02834285714" calcext:value-type="float">
            <text:p>31.55028342857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0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793688" calcext:value-type="float">
            <text:p>31.79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0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3792" calcext:value-type="float">
            <text:p>31.86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6672" calcext:value-type="float">
            <text:p>32.046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7916" calcext:value-type="float">
            <text:p>31.379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7728" calcext:value-type="float">
            <text:p>31.57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58992" calcext:value-type="float">
            <text:p>31.558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0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10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9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16192" calcext:value-type="float">
            <text:p>32.016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9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69888" calcext:value-type="float">
            <text:p>31.86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9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72808" calcext:value-type="float">
            <text:p>32.372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9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31888" calcext:value-type="float">
            <text:p>32.631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9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83376" calcext:value-type="float">
            <text:p>31.58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9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11976" calcext:value-type="float">
            <text:p>31.81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9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25464" calcext:value-type="float">
            <text:p>31.52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9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639764" calcext:value-type="float">
            <text:p>31.6397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30848" calcext:value-type="float">
            <text:p>31.93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8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4784" calcext:value-type="float">
            <text:p>32.24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8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8008" calcext:value-type="float">
            <text:p>32.06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8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1068" calcext:value-type="float">
            <text:p>32.110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8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28256" calcext:value-type="float">
            <text:p>32.528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8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345376" calcext:value-type="float">
            <text:p>32.34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8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82664" calcext:value-type="float">
            <text:p>31.982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8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48196" calcext:value-type="float">
            <text:p>32.0481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8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07632" calcext:value-type="float">
            <text:p>32.10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8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96024" calcext:value-type="float">
            <text:p>32.196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7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09512" calcext:value-type="float">
            <text:p>31.90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7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5264" calcext:value-type="float">
            <text:p>32.55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7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38112" calcext:value-type="float">
            <text:p>32.138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7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70504" calcext:value-type="float">
            <text:p>32.70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7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37528" calcext:value-type="float">
            <text:p>32.03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7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73392" calcext:value-type="float">
            <text:p>32.47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4322" calcext:value-type="float">
            <text:p>32.29432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6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6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99656" calcext:value-type="float">
            <text:p>32.29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6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503872" calcext:value-type="float">
            <text:p>32.503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6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8676" calcext:value-type="float">
            <text:p>32.0786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6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683704" calcext:value-type="float">
            <text:p>32.68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6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2874" calcext:value-type="float">
            <text:p>31.8287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5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66128" calcext:value-type="float">
            <text:p>32.26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91224" calcext:value-type="float">
            <text:p>31.89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8198" calcext:value-type="float">
            <text:p>31.0819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3182" calcext:value-type="float">
            <text:p>31.318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54216" calcext:value-type="float">
            <text:p>31.954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19496" calcext:value-type="float">
            <text:p>31.019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4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31104" calcext:value-type="float">
            <text:p>30.931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0588" calcext:value-type="float">
            <text:p>31.805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4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004256" calcext:value-type="float">
            <text:p>31.004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71056" calcext:value-type="float">
            <text:p>32.07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4756" calcext:value-type="float">
            <text:p>31.1947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879032" calcext:value-type="float">
            <text:p>31.87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9816" calcext:value-type="float">
            <text:p>30.99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59704" calcext:value-type="float">
            <text:p>31.15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93232" calcext:value-type="float">
            <text:p>31.193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8292" calcext:value-type="float">
            <text:p>30.982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9252" calcext:value-type="float">
            <text:p>31.59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11064" calcext:value-type="float">
            <text:p>30.61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367224" calcext:value-type="float">
            <text:p>30.367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3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94072" calcext:value-type="float">
            <text:p>30.294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3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20436" calcext:value-type="float">
            <text:p>30.92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3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265368" calcext:value-type="float">
            <text:p>31.265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635448" calcext:value-type="float">
            <text:p>30.63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2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5432" calcext:value-type="float">
            <text:p>30.75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2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73776" calcext:value-type="float">
            <text:p>30.973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2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25544" calcext:value-type="float">
            <text:p>29.62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2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53156" calcext:value-type="float">
            <text:p>31.531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2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912816" calcext:value-type="float">
            <text:p>30.912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2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2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2844" calcext:value-type="float">
            <text:p>29.42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107888" calcext:value-type="float">
            <text:p>31.107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2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44264" calcext:value-type="float">
            <text:p>29.544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1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51226" calcext:value-type="float">
            <text:p>29.512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1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514" calcext:value-type="float">
            <text:p>30.251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1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262324" calcext:value-type="float">
            <text:p>29.2623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1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938472" calcext:value-type="float">
            <text:p>29.938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1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65016" calcext:value-type="float">
            <text:p>29.46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1-02-28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69688" calcext:value-type="float">
            <text:p>30.269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0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09316" calcext:value-type="float">
            <text:p>29.093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0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4894" calcext:value-type="float">
            <text:p>29.489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0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669232" calcext:value-type="float">
            <text:p>29.669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0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9.355288" calcext:value-type="float">
            <text:p>29.355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0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278832" calcext:value-type="float">
            <text:p>30.278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0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852368" calcext:value-type="float">
            <text:p>28.852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0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74416" calcext:value-type="float">
            <text:p>28.47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736544" calcext:value-type="float">
            <text:p>28.736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2000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8.431744" calcext:value-type="float">
            <text:p>28.43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66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11628" meta:object-count="0"/>
    <meta:user-defined meta:name="AppVersion">3.0</meta:user-defined>
  </office:meta>
</office:document-meta>
</file>